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48ad1" officeooo:paragraph-rsid="00048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Jin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0T10:46:21.168876659</meta:creation-date>
    <dc:date>2022-07-10T10:47:10.579590846</dc:date>
    <meta:editing-duration>PT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16" meta:non-whitespace-character-count="13"/>
  </office:meta>
</office:document-meta>
</file>